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asicLink.validateChildNode( Locator loc , String nsURI , String localNam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asicLink.start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Link.getLocal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hasExternal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endOfN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BasicLink.hasInternalDestina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bind( PropertyList pLi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BasicLink.BasicLink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getName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getShow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getExtern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BasicLink.getInternalDestin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